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0cb8" officeooo:paragraph-rsid="00150cb8"/>
    </style:style>
    <style:style style:name="P2" style:family="paragraph" style:parent-style-name="Standard">
      <style:text-properties officeooo:rsid="001523d1" officeooo:paragraph-rsid="001523d1"/>
    </style:style>
    <style:style style:name="P3" style:family="paragraph" style:parent-style-name="Standard">
      <style:text-properties officeooo:rsid="00179fb5" officeooo:paragraph-rsid="00179fb5"/>
    </style:style>
    <style:style style:name="P4" style:family="paragraph" style:parent-style-name="Standard">
      <style:text-properties officeooo:rsid="001523d1" officeooo:paragraph-rsid="001523d1"/>
    </style:style>
    <style:style style:name="P5" style:family="paragraph" style:parent-style-name="Standard">
      <style:text-properties officeooo:rsid="001523d1" officeooo:paragraph-rsid="0019f3ff"/>
    </style:style>
    <style:style style:name="P6" style:family="paragraph" style:parent-style-name="Standard">
      <style:text-properties officeooo:paragraph-rsid="0019f3ff"/>
    </style:style>
    <style:style style:name="T1" style:family="text">
      <style:text-properties officeooo:rsid="00169e10"/>
    </style:style>
    <style:style style:name="T2" style:family="text">
      <style:text-properties officeooo:rsid="00179fb5"/>
    </style:style>
    <style:style style:name="T3" style:family="text">
      <style:text-properties officeooo:rsid="00196e13"/>
    </style:style>
    <style:style style:name="T4" style:family="text">
      <style:text-properties officeooo:rsid="001523d1"/>
    </style:style>
    <style:style style:name="T5" style:family="text">
      <style:text-properties officeooo:rsid="0019f3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 Topics Final Scratch</text:p>
      <text:p text:style-name="P1"/>
      <text:p text:style-name="P2">Data Set is from UC Irvine, which is a Machine Learning Repository. Strathclyde University </text:p>
      <text:p text:style-name="P2">produced the file "german.data-numeric", which has been edited and several indicator variables added to make it suitable for algorithms which cannot cope with categorical variables. <text:span text:style-name="T2">With this in mind, I will be using a linear regression model. This is the best choice for this project because it is a simple model that can be fine tuned (it also has pretty graphs).</text:span></text:p>
      <text:p text:style-name="P2"/>
      <text:p text:style-name="P3">Although data has supposedly already been scrubbed, I will run it through a similar pipeline that was used in the “C<text:span text:style-name="T3">ars” project. The only main difference is that I will not be utilizing R for this project, I will be using python libraries instead.</text:span></text:p>
      <text:p text:style-name="P3"/>
      <text:p text:style-name="P2">Number of Attributes: 24 <text:span text:style-name="T1">(all </text:span>numerical<text:span text:style-name="T1">)</text:span></text:p>
      <text:p text:style-name="P5">Attribute 1: (qualitative) Status of existing checking account</text:p>
      <text:p text:style-name="P5"><text:tab/>A11 : ... &lt; 0 DM</text:p>
      <text:p text:style-name="P5"><text:tab/>A12 : 0 &lt;= ... &lt; 200 DM</text:p>
      <text:p text:style-name="P5"><text:tab/>A13 : ... &gt;= 200 DM / salary assignments for at least 1 year</text:p>
      <text:p text:style-name="P5"><text:tab/>A14 : no checking account</text:p>
      <text:p text:style-name="P5">Attribute 2: (numerical) Duration in month</text:p>
      <text:p text:style-name="P5">Attribute 3: (qualitative) Credit history</text:p>
      <text:p text:style-name="P5"><text:tab/>A30 : no credits taken/ all credits paid back duly</text:p>
      <text:p text:style-name="P5"><text:tab/>A31 : all credits at this bank paid back duly</text:p>
      <text:p text:style-name="P5"><text:tab/>A32 : existing credits paid back duly till now</text:p>
      <text:p text:style-name="P5"><text:tab/>A33 : delay in paying off in the past</text:p>
      <text:p text:style-name="P5"><text:tab/>A34 : critical account/ other credits existing (not at this bank)</text:p>
      <text:p text:style-name="Standard"><text:span text:style-name="T4">Attribute 4: (qualitative) </text:span><text:span text:style-name="T5">Expensive Items</text:span></text:p>
      <text:p text:style-name="P6"><text:tab/>A40 : car (new)</text:p>
      <text:p text:style-name="P6"><text:tab/>A41 : car (used)</text:p>
      <text:p text:style-name="P6"><text:tab/>A42 : furniture/equipment</text:p>
      <text:p text:style-name="P6"><text:tab/>A43 : radio/television</text:p>
      <text:p text:style-name="P6"><text:tab/>A44 : domestic appliances</text:p>
      <text:p text:style-name="P6"><text:tab/>A45 : repairs</text:p>
      <text:p text:style-name="P6"><text:tab/>A46 : education</text:p>
      <text:p text:style-name="P6"><text:tab/>A47 : (vacation - does not exist?)</text:p>
      <text:p text:style-name="P6"><text:tab/>A48 : retraining</text:p>
      <text:p text:style-name="P6"><text:tab/>A49 : business</text:p>
      <text:p text:style-name="P6"><text:tab/>A410 : others</text:p>
      <text:p text:style-name="P6">Attribute 5: (numerical) Credit amount</text:p>
      <text:p text:style-name="P6">Attribute 6: (qualitative) Savings account/bonds</text:p>
      <text:p text:style-name="P6"><text:tab/>A61 : ... &lt; 100 DM</text:p>
      <text:p text:style-name="P6"><text:tab/>A62 : 100 &lt;= ... &lt; 500 DM</text:p>
      <text:p text:style-name="P6"><text:tab/>A63 : 500 &lt;= ... &lt; 1000 DM</text:p>
      <text:p text:style-name="P6"><text:tab/>A64 : .. &gt;= 1000 DM</text:p>
      <text:p text:style-name="P6"><text:tab/>A65 : unknown/ no savings account</text:p>
      <text:p text:style-name="P6">Attribute 7: (qualitative) Present employment since</text:p>
      <text:p text:style-name="P6"><text:tab/>A71 : unemployed</text:p>
      <text:p text:style-name="P6"><text:tab/>A72 : ... &lt; 1 year</text:p>
      <text:p text:style-name="P6"><text:tab/>A73 : 1 &lt;= ... &lt; 4 years</text:p>
      <text:p text:style-name="P6"><text:tab/>A74 : 4 &lt;= ... &lt; 7 years</text:p>
      <text:p text:style-name="P6"><text:tab/>A75 : .. &gt;= 7 years</text:p>
      <text:p text:style-name="P6">Attribute 8: (numerical) Installment rate in percentage of disposable income</text:p>
      <text:p text:style-name="P6">Attribute 9: (qualitative) Personal status and sex</text:p>
      <text:p text:style-name="P6"><text:soft-page-break/><text:tab/>A91 : male : divorced/separated</text:p>
      <text:p text:style-name="P6"><text:tab/>A92 : female : divorced/separated/married</text:p>
      <text:p text:style-name="P6"><text:tab/>A93 : male : single</text:p>
      <text:p text:style-name="P6"><text:tab/>A94 : male : married/widowed</text:p>
      <text:p text:style-name="P6"><text:tab/>A95 : female : single</text:p>
      <text:p text:style-name="P6">Attribute 10: (qualitative) Other debtors / guarantors</text:p>
      <text:p text:style-name="P6"><text:tab/>A101 : none</text:p>
      <text:p text:style-name="P6"><text:tab/>A102 : co-applicant</text:p>
      <text:p text:style-name="P6"><text:tab/>A103 : guarantor</text:p>
      <text:p text:style-name="P6">Attribute 11: (numerical) Present residence since</text:p>
      <text:p text:style-name="P6">Attribute 12: (qualitative) Property</text:p>
      <text:p text:style-name="P6"><text:tab/>A121 : real estate</text:p>
      <text:p text:style-name="P6"><text:tab/>A122 : if not A121 : building society savings agreement/ life insurance</text:p>
      <text:p text:style-name="P6"><text:tab/>A123 : if not A121/A122 : car or other, not in attribute 6</text:p>
      <text:p text:style-name="P6"><text:tab/>A124 : unknown / no property</text:p>
      <text:p text:style-name="P6">Attribute 13: (numerical) Age in years</text:p>
      <text:p text:style-name="P6">Attribute 14: (qualitative) Other installment plans</text:p>
      <text:p text:style-name="P6"><text:tab/>A141 : bank</text:p>
      <text:p text:style-name="P6"><text:tab/>A142 : stores</text:p>
      <text:p text:style-name="P6"><text:tab/>A143 : none</text:p>
      <text:p text:style-name="P6">Attribute 15: (qualitative) Housing</text:p>
      <text:p text:style-name="P6"><text:tab/>A151 : rent</text:p>
      <text:p text:style-name="P6"><text:tab/>A152 : own</text:p>
      <text:p text:style-name="P6"><text:tab/>A153 : for fre<text:span text:style-name="T5">e</text:span></text:p>
      <text:p text:style-name="P6">Attribute 16: (numerical) Number of existing credits at this bank</text:p>
      <text:p text:style-name="P6">Attribute 17: (qualitative) Job</text:p>
      <text:p text:style-name="P6"><text:tab/>A171 : unemployed/ unskilled – non-resident</text:p>
      <text:p text:style-name="P6"><text:tab/>A172 : unskilled – resident</text:p>
      <text:p text:style-name="P6"><text:tab/>A173 : skilled employee / official</text:p>
      <text:p text:style-name="P6"><text:tab/>A174 : management/ self-employed/ highly qualified employee/ officer</text:p>
      <text:p text:style-name="P6">Attribute 18: (numerical) Number of people being liable to provide maintenance for</text:p>
      <text:p text:style-name="P6">Attribute 19: (qualitative) Telephone</text:p>
      <text:p text:style-name="P6"><text:tab/>A191 : none</text:p>
      <text:p text:style-name="P6"><text:tab/>A192 : yes, registered under the customers name</text:p>
      <text:p text:style-name="P6">Attribute 20: (qualitative) foreign worker</text:p>
      <text:p text:style-name="P6"><text:tab/>A201 : yes</text:p>
      <text:p text:style-name="P6"><text:tab/>A202 : no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523d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0:13:07.584158899</meta:creation-date>
    <dc:date>2025-05-08T11:32:57.118803922</dc:date>
    <meta:editing-duration>PT24M14S</meta:editing-duration>
    <meta:editing-cycles>10</meta:editing-cycles>
    <meta:generator>LibreOffice/24.2.7.2$Linux_X86_64 LibreOffice_project/420$Build-2</meta:generator>
    <meta:document-statistic meta:table-count="0" meta:image-count="0" meta:object-count="0" meta:page-count="2" meta:paragraph-count="81" meta:word-count="569" meta:character-count="3271" meta:non-whitespace-character-count="2724"/>
  </office:meta>
</office:document-meta>
</file>